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FLORES LIFONCIO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85952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IM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182608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LORES LIFONCIO ALFRE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85952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182608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6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5176645</text:p>
          </table:table-cell>
          <table:table-cell table:style-name="Tabla2.D3" office:value-type="string">
            <text:p text:style-name="P17">7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22:05:5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